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333333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333333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5cm" svg:stroke-color="#333333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Verdana" style:font-family-generic="swiss" style:font-pitch="variable"/>
    </style:style>
    <style:style style:name="P3" style:family="paragraph">
      <style:text-properties fo:color="#333333" fo:font-family="Verdana" style:font-family-generic="swiss" style:font-pitch="variable"/>
    </style:style>
    <style:style style:name="T1" style:family="text">
      <style:text-properties fo:color="#333333"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custom-shape draw:style-name="gr1" draw:text-style-name="P1" draw:layer="layout" svg:width="6.945cm" svg:height="4.63cm" svg:x="3.741cm" svg:y="1.8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005cm" svg:height="1.058cm" svg:x="11.744cm" svg:y="2.228cm">
            <text:p text:style-name="P1"><text:span text:style-name="T1">"Homer"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3.005cm" svg:height="1.058cm" svg:x="11.744cm" svg:y="3.63cm">
            <text:p text:style-name="P1"><text:span text:style-name="T1">1.1.198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152cm" svg:height="1.058cm" svg:x="8.039cm" svg:y="5.053cm">
            <text:p text:style-name="P1"><text:span text:style-name="T1">4.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2.152cm" svg:height="1.058cm" svg:x="8.039cm" svg:y="3.6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xml:id="id1" draw:id="id1" draw:layer="layout" svg:width="2.152cm" svg:height="1.058cm" svg:x="8.039cm" svg:y="2.23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804cm" svg:height="1.021cm" svg:x="3.741cm" svg:y="2.262cm">
            <draw:text-box>
              <text:p><text:span text:style-name="T1">name</text:span></text:p>
            </draw:text-box>
          </draw:frame>
          <draw:frame draw:style-name="gr3" draw:text-style-name="P3" draw:layer="layout" svg:width="3.804cm" svg:height="1.021cm" svg:x="3.741cm" svg:y="3.654cm">
            <draw:text-box>
              <text:p><text:span text:style-name="T1">birthday</text:span></text:p>
            </draw:text-box>
          </draw:frame>
          <draw:frame draw:style-name="gr3" draw:text-style-name="P3" draw:layer="layout" svg:width="3.804cm" svg:height="1.021cm" svg:x="3.741cm" svg:y="5.073cm">
            <draw:text-box>
              <text:p><text:span text:style-name="T1">credits</text:span></text:p>
            </draw:text-box>
          </draw:frame>
          <draw:connector draw:style-name="gr4" draw:text-style-name="P1" draw:layer="layout" draw:type="line" svg:x1="10.191cm" svg:y1="2.767cm" svg:x2="11.744cm" svg:y2="2.757cm" draw:start-shape="id1" draw:start-glue-point="1" draw:end-shape="id2" draw:end-glue-point="3" svg:d="m10191 2767 1553-10">
            <text:p/>
          </draw:connector>
          <draw:connector draw:style-name="gr4" draw:text-style-name="P1" draw:layer="layout" draw:type="line" svg:x1="10.191cm" svg:y1="4.171cm" svg:x2="11.744cm" svg:y2="4.159cm" draw:start-shape="id3" draw:start-glue-point="1" draw:end-shape="id4" draw:end-glue-point="3" svg:d="m10191 4171 1553-12">
            <text:p/>
          </draw:connector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sten Gips</meta:initial-creator>
    <meta:creation-date>2012-11-21T16:00:05</meta:creation-date>
    <dc:date>2012-11-21T16:00:46</dc:date>
    <dc:creator>Carsten Gips</dc:creator>
    <meta:editing-duration>PT42S</meta:editing-duration>
    <meta:editing-cycles>1</meta:editing-cycles>
    <meta:document-statistic meta:object-count="12"/>
    <meta:generator>LibreOffice/3.4$Linux LibreOffice_project/340m1$Build-402</meta:generator>
  </office:meta>
</office:document-meta>
</file>